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Line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NextCharI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Nex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Srcdir(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substring( int begin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fferLin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Tab( AddAsisRemov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inc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OneLiner( File src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xCRLF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processFile( String 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neLin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CRLF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Eof( AddAsisRemov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setColumn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Javafiles( boolean java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Eol( CrLf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valid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neLin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Cha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setLookahead( int looka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setPreserveLastModified( boolean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E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getEof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Lf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CRLF.setTablength( int 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xCRLF.setFixlast( boolean fix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AsisRemov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substring( int be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CRLF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fferLine.setNext( in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nextLin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BufferLine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Liner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CRLF.setOutputEncoding( String out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BufferLine( String line , String eol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xCRLF.setCr( AddAsisRemove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fferLine.getLin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Looka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Line.getEo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